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position="0% 100%" style:font-name="Times New Roman" fo:font-size="12pt" fo:font-weight="bold" style:font-size-asian="12pt" style:font-weight-asian="bold" style:font-size-complex="12pt" style:font-weight-complex="bold"/>
    </style:style>
    <style:style style:name="P2" style:family="paragraph" style:parent-style-name="Standard">
      <style:text-properties style:text-position="0% 100%" style:font-name="Times New Roman" fo:font-size="12pt" fo:font-weight="bold" officeooo:paragraph-rsid="00051b91" style:font-size-asian="12pt" style:font-weight-asian="bold" style:font-size-complex="12pt" style:font-weight-complex="bold"/>
    </style:style>
    <style:style style:name="P3" style:family="paragraph" style:parent-style-name="Standard">
      <style:text-properties style:text-position="0% 100%" style:font-name="Times New Roman" fo:font-size="12pt" fo:font-weight="normal" style:font-size-asian="12pt" style:font-weight-asian="normal" style:font-size-complex="12pt" style:font-weight-complex="normal"/>
    </style:style>
    <style:style style:name="P4" style:family="paragraph" style:parent-style-name="Standard">
      <style:text-properties style:text-position="0% 100%" style:font-name="Times New Roman" fo:font-size="12pt" fo:font-weight="normal" officeooo:paragraph-rsid="00051b91"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text-position="0% 100%" style:font-name="Times New Roman" fo:font-size="14pt" fo:font-weight="bold" style:font-size-asian="14pt" style:font-weight-asian="bold" style:font-size-complex="14pt" style:font-weight-complex="bold"/>
    </style:style>
    <style:style style:name="P6" style:family="paragraph" style:parent-style-name="Standard" style:list-style-name="L1">
      <style:text-properties style:text-position="0% 100%" style:font-name="Times New Roman" fo:font-size="12pt" fo:font-weight="normal" style:font-size-asian="12pt" style:font-weight-asian="normal" style:font-size-complex="12pt" style:font-weight-complex="normal"/>
    </style:style>
    <style:style style:name="P7" style:family="paragraph" style:parent-style-name="Standard" style:list-style-name="L2">
      <style:text-properties style:text-position="0% 100%" style:font-name="Times New Roman" fo:font-size="12pt" fo:font-weight="normal" style:font-size-asian="12pt" style:font-weight-asian="normal" style:font-size-complex="12pt" style:font-weight-complex="normal"/>
    </style:style>
    <style:style style:name="P8" style:family="paragraph" style:parent-style-name="Standard" style:list-style-name="L2">
      <style:text-properties style:text-position="0% 100%" style:font-name="Times New Roman" fo:font-size="12pt" fo:font-weight="normal" officeooo:paragraph-rsid="00051b91" style:font-size-asian="12pt" style:font-weight-asian="normal" style:font-size-complex="12pt" style:font-weight-complex="normal"/>
    </style:style>
    <style:style style:name="P9" style:family="paragraph" style:parent-style-name="Standard">
      <style:text-properties style:text-position="0% 100%" style:font-name="Times New Roman" fo:font-size="12pt" fo:font-weight="normal" officeooo:paragraph-rsid="00069477"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069477" style:font-weight-asian="bold" style:font-weight-complex="bold"/>
    </style:style>
    <style:style style:name="T3" style:family="text">
      <style:text-properties officeooo:rsid="00051b9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ructure of page tables</text:p>
      <text:p text:style-name="P5"/>
      <text:p text:style-name="P9"><text:span text:style-name="T2">The size of page tables is not necessarily equivalent to the size of the page frame. The page tables are stored in the kernal space and swapping is used to manage them.</text:span></text:p>
      <text:p text:style-name="P9"><text:span text:style-name="T2"/></text:p>
      <text:p text:style-name="P3"><text:span text:style-name="T1">Hierarchical page tables</text:span> </text:p>
      <text:list xml:id="list3675214161" text:style-name="L1">
        <text:list-item>
          <text:p text:style-name="P6">Page tables themselves are accessed through translating a part of the virtual address using higher level page tables</text:p>
        </text:list-item>
        <text:list-item>
          <text:p text:style-name="P6">Used only when address-space is small as the number of memory accesses required per translation would rise prohibitively with the increase in the number of levels.</text:p>
        </text:list-item>
      </text:list>
      <text:p text:style-name="P3"/>
      <text:p text:style-name="P1">Hashed page tables</text:p>
      <text:list xml:id="list826474855" text:style-name="L2">
        <text:list-item>
          <text:p text:style-name="P7">Most commonly used for handling address-spaces larger than 32 bits</text:p>
        </text:list-item>
        <text:list-item>
          <text:p text:style-name="P7">The page table is implemented as a separate chaining hash table with the hash of the page number being the key</text:p>
        </text:list-item>
      </text:list>
      <text:p text:style-name="P3"/>
      <text:p text:style-name="P2">Clustered page tables</text:p>
      <text:list xml:id="list182205448" text:continue-numbering="true" text:style-name="L2">
        <text:list-item>
          <text:p text:style-name="P8">Useful for sparse address spaces, where memory references are non-contiguous and scattered throughout the address-space. These are like a 2 level hierarchical page table with the first level of lookup through a hash table.</text:p>
        </text:list-item>
      </text:list>
      <text:p text:style-name="P4"/>
      <text:p text:style-name="P1"><text:bookmark text:name="Inverted Page Tables"/>Inverted page tables</text:p>
      <text:list xml:id="list1479263468" text:continue-numbering="true" text:style-name="L2">
        <text:list-item>
          <text:p text:style-name="P7">There is one global page table and it has one entry per frame in the memory. The entry itself contains the tuple, &lt;pid, page-number&gt; which indicates that the frame corresponding to this entry has the listed page number. It thus requires less memory.</text:p>
        </text:list-item>
        <text:list-item>
          <text:p text:style-name="P7">A search is necessary each time a translation is required. Thus the time per memory reference increases. This can be decreased by using a hash table.</text:p>
        </text:list-item>
        <text:list-item>
          <text:p text:style-name="P7">Complete information about the logical address-space of a process is now not <text:span text:style-name="T3">inferable</text:span> from the page table. Thus to handle page faults, specifically to know about the location in the disk about a page, another conventional page-table will have to be stored along with the process. As these page tables themselves are only accessed infrequently at a page fault, the advantages of an inverted page table is not negated.</text:p>
        </text:list-item>
        <text:list-item>
          <text:p text:style-name="P7">There is a difficulty implementing sharing as now two different page numbers can't be mapped to the same physical 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3-14T07:48:43</meta:creation-date>
    <dc:date>2012-12-31T18:21:20</dc:date>
    <dc:creator>Kempa </dc:creator>
    <meta:editing-duration>PT5M1S</meta:editing-duration>
    <meta:editing-cycles>3</meta:editing-cycles>
    <meta:generator>LibreOffice/3.6$Linux_x86 LibreOffice_project/360m1$Build-2</meta:generator>
    <meta:document-statistic meta:table-count="0" meta:image-count="0" meta:object-count="0" meta:page-count="1" meta:paragraph-count="15" meta:word-count="324" meta:character-count="1897" meta:non-whitespace-character-count="1596"/>
  </office:meta>
</office:document-meta>
</file>